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OHF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angulo</text:p>
          </table:table-cell>
          <table:table-cell office:value-type="string" calcext:value-type="string">
            <text:p>180-angulo</text:p>
          </table:table-cell>
        </table:table-row>
        <table:table-row table:style-name="ro1">
          <table:table-cell/>
          <table:table-cell office:value-type="string" calcext:value-type="string">
            <text:p>2-3</text:p>
          </table:table-cell>
          <table:table-cell office:value-type="float" office:value="30.15985" calcext:value-type="float">
            <text:p>30.15985</text:p>
          </table:table-cell>
          <table:table-cell table:formula="of:=180-[.C2]" office:value-type="float" office:value="149.84015" calcext:value-type="float">
            <text:p>149.84015</text:p>
          </table:table-cell>
        </table:table-row>
        <table:table-row table:style-name="ro1">
          <table:table-cell/>
          <table:table-cell office:value-type="string" calcext:value-type="string">
            <text:p>3-4</text:p>
          </table:table-cell>
          <table:table-cell office:value-type="float" office:value="30.16122" calcext:value-type="float">
            <text:p>30.16122</text:p>
          </table:table-cell>
          <table:table-cell table:formula="of:=180-[.C3]" office:value-type="float" office:value="149.83878" calcext:value-type="float">
            <text:p>149.83878</text:p>
          </table:table-cell>
        </table:table-row>
        <table:table-row table:style-name="ro1">
          <table:table-cell/>
          <table:table-cell office:value-type="string" calcext:value-type="string">
            <text:p>4-2</text:p>
          </table:table-cell>
          <table:table-cell office:value-type="float" office:value="30.15944" calcext:value-type="float">
            <text:p>30.15944</text:p>
          </table:table-cell>
          <table:table-cell table:formula="of:=180-[.C4]" office:value-type="float" office:value="149.84056" calcext:value-type="float">
            <text:p>149.84056</text:p>
          </table:table-cell>
        </table:table-row>
      </table:table>
      <table:table table:name="UHF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angulo</text:p>
          </table:table-cell>
          <table:table-cell office:value-type="string" calcext:value-type="string">
            <text:p>180-angulo</text:p>
          </table:table-cell>
        </table:table-row>
        <table:table-row table:style-name="ro1">
          <table:table-cell/>
          <table:table-cell office:value-type="string" calcext:value-type="string">
            <text:p>2-3</text:p>
          </table:table-cell>
          <table:table-cell office:value-type="float" office:value="30.00036" calcext:value-type="float">
            <text:p>30.00036</text:p>
          </table:table-cell>
          <table:table-cell table:formula="of:=180-[.C2]" office:value-type="float" office:value="149.99964" calcext:value-type="float">
            <text:p>149.99964</text:p>
          </table:table-cell>
        </table:table-row>
        <table:table-row table:style-name="ro1">
          <table:table-cell/>
          <table:table-cell office:value-type="string" calcext:value-type="string">
            <text:p>3-4</text:p>
          </table:table-cell>
          <table:table-cell office:value-type="float" office:value="30.0001" calcext:value-type="float">
            <text:p>30.0001</text:p>
          </table:table-cell>
          <table:table-cell table:formula="of:=180-[.C3]" office:value-type="float" office:value="149.9999" calcext:value-type="float">
            <text:p>149.9999</text:p>
          </table:table-cell>
        </table:table-row>
        <table:table-row table:style-name="ro1">
          <table:table-cell/>
          <table:table-cell office:value-type="string" calcext:value-type="string">
            <text:p>4-2</text:p>
          </table:table-cell>
          <table:table-cell office:value-type="float" office:value="29.99967" calcext:value-type="float">
            <text:p>29.99967</text:p>
          </table:table-cell>
          <table:table-cell table:formula="of:=180-[.C4]" office:value-type="float" office:value="150.00033" calcext:value-type="float">
            <text:p>150.00033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d(C-H)</text:p>
          </table:table-cell>
          <table:table-cell office:value-type="string" calcext:value-type="string">
            <text:p>ang(H-C-H)</text:p>
          </table:table-cell>
        </table:table-row>
        <table:table-row table:style-name="ro1">
          <table:table-cell/>
          <table:table-cell office:value-type="string" calcext:value-type="string">
            <text:p>ROHF</text:p>
          </table:table-cell>
          <table:table-cell office:value-type="float" office:value="1.072" calcext:value-type="float">
            <text:p>1.072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/>
          <table:table-cell office:value-type="string" calcext:value-type="string">
            <text:p>UFH</text:p>
          </table:table-cell>
          <table:table-cell office:value-type="float" office:value="1.073" calcext:value-type="float">
            <text:p>1.073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1:06:26.364175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6-03-09T18:52:18.158483550</meta:creation-date>
    <dc:date>2016-03-11T16:54:25.877815215</dc:date>
    <dc:creator>Andre </dc:creator>
    <meta:editing-duration>PT3H19M18S</meta:editing-duration>
    <meta:editing-cycles>4</meta:editing-cycles>
    <meta:generator>LibreOffice/4.2.8.2$Linux_X86_64 LibreOffice_project/420m0$Build-2</meta:generator>
    <meta:document-statistic meta:table-count="3" meta:cell-count="30" meta:object-count="0"/>
  </office:meta>
</office:document-meta>
</file>